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4761" officeooo:paragraph-rsid="000e4761"/>
    </style:style>
    <style:style style:name="P2" style:family="paragraph" style:parent-style-name="Standard">
      <style:text-properties officeooo:rsid="000e4761" officeooo:paragraph-rsid="0063d0f1"/>
    </style:style>
    <style:style style:name="P3" style:family="paragraph" style:parent-style-name="Standard">
      <style:text-properties officeooo:rsid="001804c0" officeooo:paragraph-rsid="001804c0"/>
    </style:style>
    <style:style style:name="P4" style:family="paragraph" style:parent-style-name="Standard">
      <style:text-properties officeooo:paragraph-rsid="001804c0"/>
    </style:style>
    <style:style style:name="P5" style:family="paragraph" style:parent-style-name="Standard">
      <style:text-properties officeooo:rsid="0032581a" officeooo:paragraph-rsid="0032581a"/>
    </style:style>
    <style:style style:name="P6" style:family="paragraph" style:parent-style-name="Standard">
      <style:text-properties officeooo:rsid="0023f278" officeooo:paragraph-rsid="0023f278"/>
    </style:style>
    <style:style style:name="P7" style:family="paragraph" style:parent-style-name="Standard">
      <style:text-properties officeooo:rsid="0033d783" officeooo:paragraph-rsid="0033d783"/>
    </style:style>
    <style:style style:name="P8" style:family="paragraph" style:parent-style-name="Standard">
      <style:text-properties officeooo:rsid="00281a8c" officeooo:paragraph-rsid="00281a8c"/>
    </style:style>
    <style:style style:name="P9" style:family="paragraph" style:parent-style-name="Standard">
      <style:text-properties officeooo:paragraph-rsid="004370cf"/>
    </style:style>
    <style:style style:name="P10" style:family="paragraph" style:parent-style-name="Standard">
      <style:text-properties officeooo:rsid="002ef849" officeooo:paragraph-rsid="002ef849"/>
    </style:style>
    <style:style style:name="P11" style:family="paragraph" style:parent-style-name="Standard">
      <style:text-properties officeooo:paragraph-rsid="0049b640"/>
    </style:style>
    <style:style style:name="P12" style:family="paragraph" style:parent-style-name="Standard">
      <style:text-properties officeooo:rsid="004e093a" officeooo:paragraph-rsid="004e093a"/>
    </style:style>
    <style:style style:name="P13" style:family="paragraph" style:parent-style-name="Standard">
      <style:text-properties officeooo:rsid="004e8c38" officeooo:paragraph-rsid="004e8c38"/>
    </style:style>
    <style:style style:name="P14" style:family="paragraph" style:parent-style-name="Standard">
      <style:text-properties officeooo:rsid="00516571" officeooo:paragraph-rsid="00516571"/>
    </style:style>
    <style:style style:name="P15" style:family="paragraph" style:parent-style-name="Standard">
      <style:text-properties officeooo:paragraph-rsid="00516571"/>
    </style:style>
    <style:style style:name="P16" style:family="paragraph" style:parent-style-name="Standard">
      <style:text-properties officeooo:rsid="005231bd" officeooo:paragraph-rsid="005231bd"/>
    </style:style>
    <style:style style:name="P17" style:family="paragraph" style:parent-style-name="Standard">
      <style:text-properties officeooo:rsid="005445bf" officeooo:paragraph-rsid="005445bf"/>
    </style:style>
    <style:style style:name="P18" style:family="paragraph" style:parent-style-name="Standard">
      <style:text-properties officeooo:paragraph-rsid="005445bf"/>
    </style:style>
    <style:style style:name="P19" style:family="paragraph" style:parent-style-name="Standard">
      <style:text-properties officeooo:paragraph-rsid="0055dac1"/>
    </style:style>
    <style:style style:name="P20" style:family="paragraph" style:parent-style-name="Standard">
      <style:text-properties officeooo:rsid="00578dbd" officeooo:paragraph-rsid="00578dbd"/>
    </style:style>
    <style:style style:name="P21" style:family="paragraph" style:parent-style-name="Standard">
      <style:text-properties officeooo:rsid="005a643c" officeooo:paragraph-rsid="0063d0f1"/>
    </style:style>
    <style:style style:name="P22" style:family="paragraph" style:parent-style-name="Standard">
      <style:text-properties officeooo:rsid="0058bc37" officeooo:paragraph-rsid="0063d0f1"/>
    </style:style>
    <style:style style:name="P23" style:family="paragraph" style:parent-style-name="Standard">
      <style:text-properties officeooo:paragraph-rsid="0063d0f1"/>
    </style:style>
    <style:style style:name="P24" style:family="paragraph" style:parent-style-name="Standard">
      <style:text-properties officeooo:rsid="0066cd89" officeooo:paragraph-rsid="0066cd89"/>
    </style:style>
    <style:style style:name="P25" style:family="paragraph" style:parent-style-name="Standard">
      <style:text-properties officeooo:rsid="0067c496" officeooo:paragraph-rsid="0067c496"/>
    </style:style>
    <style:style style:name="T1" style:family="text">
      <style:text-properties officeooo:rsid="001804c0"/>
    </style:style>
    <style:style style:name="T2" style:family="text">
      <style:text-properties officeooo:rsid="001919e6"/>
    </style:style>
    <style:style style:name="T3" style:family="text">
      <style:text-properties officeooo:rsid="001aa45b"/>
    </style:style>
    <style:style style:name="T4" style:family="text">
      <style:text-properties officeooo:rsid="001e0602"/>
    </style:style>
    <style:style style:name="T5" style:family="text">
      <style:text-properties officeooo:rsid="001fdaf2"/>
    </style:style>
    <style:style style:name="T6" style:family="text">
      <style:text-properties officeooo:rsid="0021667e"/>
    </style:style>
    <style:style style:name="T7" style:family="text">
      <style:text-properties officeooo:rsid="0022d0f3"/>
    </style:style>
    <style:style style:name="T8" style:family="text">
      <style:text-properties officeooo:rsid="0033d783"/>
    </style:style>
    <style:style style:name="T9" style:family="text">
      <style:text-properties officeooo:rsid="00348006"/>
    </style:style>
    <style:style style:name="T10" style:family="text">
      <style:text-properties officeooo:rsid="003509ae"/>
    </style:style>
    <style:style style:name="T11" style:family="text">
      <style:text-properties officeooo:rsid="0041a6f6"/>
    </style:style>
    <style:style style:name="T12" style:family="text">
      <style:text-properties officeooo:rsid="0041d97f"/>
    </style:style>
    <style:style style:name="T13" style:family="text">
      <style:text-properties style:text-position="super 58%" officeooo:rsid="0041d97f"/>
    </style:style>
    <style:style style:name="T14" style:family="text">
      <style:text-properties style:text-position="0% 100%" officeooo:rsid="0041d97f"/>
    </style:style>
    <style:style style:name="T15" style:family="text">
      <style:text-properties style:text-position="0% 100%" officeooo:rsid="004370cf"/>
    </style:style>
    <style:style style:name="T16" style:family="text">
      <style:text-properties style:text-position="0% 100%" officeooo:rsid="00397df0"/>
    </style:style>
    <style:style style:name="T17" style:family="text">
      <style:text-properties style:text-position="0% 100%" officeooo:rsid="0033d783"/>
    </style:style>
    <style:style style:name="T18" style:family="text">
      <style:text-properties style:text-position="0% 100%" officeooo:rsid="0044bb7f"/>
    </style:style>
    <style:style style:name="T19" style:family="text">
      <style:text-properties style:text-position="0% 100%" officeooo:rsid="0045e3af"/>
    </style:style>
    <style:style style:name="T20" style:family="text">
      <style:text-properties style:text-position="0% 100%" officeooo:rsid="004773e7"/>
    </style:style>
    <style:style style:name="T21" style:family="text">
      <style:text-properties officeooo:rsid="004370cf"/>
    </style:style>
    <style:style style:name="T22" style:family="text">
      <style:text-properties officeooo:rsid="004773e7"/>
    </style:style>
    <style:style style:name="T23" style:family="text">
      <style:text-properties officeooo:rsid="0049b640"/>
    </style:style>
    <style:style style:name="T24" style:family="text">
      <style:text-properties officeooo:rsid="004aed3e"/>
    </style:style>
    <style:style style:name="T25" style:family="text">
      <style:text-properties officeooo:rsid="004cbcba"/>
    </style:style>
    <style:style style:name="T26" style:family="text">
      <style:text-properties officeooo:rsid="004e093a"/>
    </style:style>
    <style:style style:name="T27" style:family="text">
      <style:text-properties officeooo:rsid="0050658e"/>
    </style:style>
    <style:style style:name="T28" style:family="text">
      <style:text-properties officeooo:rsid="00516571"/>
    </style:style>
    <style:style style:name="T29" style:family="text">
      <style:text-properties officeooo:rsid="005231bd"/>
    </style:style>
    <style:style style:name="T30" style:family="text">
      <style:text-properties officeooo:rsid="00530aa0"/>
    </style:style>
    <style:style style:name="T31" style:family="text">
      <style:text-properties officeooo:rsid="00533508"/>
    </style:style>
    <style:style style:name="T32" style:family="text">
      <style:text-properties officeooo:rsid="0053dd91"/>
    </style:style>
    <style:style style:name="T33" style:family="text">
      <style:text-properties officeooo:rsid="005445bf"/>
    </style:style>
    <style:style style:name="T34" style:family="text">
      <style:text-properties officeooo:rsid="0055282e"/>
    </style:style>
    <style:style style:name="T35" style:family="text">
      <style:text-properties officeooo:rsid="0055dac1"/>
    </style:style>
    <style:style style:name="T36" style:family="text">
      <style:text-properties officeooo:rsid="00563d3b"/>
    </style:style>
    <style:style style:name="T37" style:family="text">
      <style:text-properties officeooo:rsid="0058304d"/>
    </style:style>
    <style:style style:name="T38" style:family="text">
      <style:text-properties officeooo:rsid="005a643c"/>
    </style:style>
    <style:style style:name="T39" style:family="text">
      <style:text-properties officeooo:rsid="005ec453"/>
    </style:style>
    <style:style style:name="T40" style:family="text">
      <style:text-properties officeooo:rsid="0063d0f1"/>
    </style:style>
    <style:style style:name="T41" style:family="text">
      <style:text-properties officeooo:rsid="0064d0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épi látás dokumentáció</text:p>
      <text:p text:style-name="P1">Bevezetés, megoldandó feladat kifejtése</text:p>
      <text:p text:style-name="P4"><text:span text:style-name="T1">A biztonsági kamerák használata elterjedt, mind az iparban, mind a hétköznapi életben. </text:span><text:span text:style-name="T2">A különböző használati esetekben a közös pont az, hogy a biztonság növelhető. Az esetleges lopások, betörések, illetéktelen belépések és sok más büntethető, vagy éppen nem kívánatos eset felvételre vehető, vagy éppen elhárítható. A videófelvételen a mozgás felismerése kritikus szempont. A választott feladatban éppen ez</text:span><text:span text:style-name="T4">zel a problémával foglalkozom</text:span><text:span text:style-name="T2">, a felfedezett mozgás nyomonkövetésével kiegészítve. Az eredeti feladatban nem volt meghatározva a mozgó objektumok száma, emiatt a fejlesztendő </text:span><text:span text:style-name="T4">program</text:span><text:span text:style-name="T2"> egyszerre több mozgó objekt</text:span><text:span text:style-name="T3">u</text:span><text:span text:style-name="T2">mot is tud detektálni és nyomkövetni. </text:span><text:span text:style-name="T4">A választott </text:span><text:span text:style-name="T5">programizási nyelv</text:span><text:span text:style-name="T4"> a Python </text:span><text:span text:style-name="T5">volt, ebből is a 3.8.10-es verzió. A használt külső könyvtárok pedig a következőek voltak: OpenCV 4.2.0, numpy </text:span><text:span text:style-name="T6">1.21.4. A fejlesztést pedig az Ubuntu 20.04-es verzión végeztem. A tesztelésnél használt videóanyagok legnagyobb részét saját magam </text:span><text:span text:style-name="T7">vettem fel. </text:span><text:span text:style-name="T28">Ide azt is hozzá kell tenni, hogy az alább bemutatott algoritmus csak fixált pozíciójú kamera felvételek esetén fog elvárt módon működni, nincs felkészítve a kamera mozgására, erre majd a tesztesetekben fogok is megerősítő példákat bemutatni. </text:span></text:p>
      <text:p text:style-name="P3"/>
      <text:p text:style-name="P1">Megoldáshoz szükséges elméleti háttér rövid ismertetése -<text:span text:style-name="T4">2 oldal</text:span></text:p>
      <text:p text:style-name="P6">Gépi látás rövi<text:span text:style-name="T8">den Digitális képfeldolgozás röviden</text:span></text:p>
      <text:p text:style-name="P7">A szükséges elméleti háttér ismertetése előtt, pár fontos fogalmat és álláspontot kell tisztázni. A teljesen mélyreható elméleti háttér ismertetésétől eltekintek ebben a dolgozatban, feltételezem hogy az olvasó már legalább alap szinten tisztában van a gépi látás valamint a digitális képfeldolgozás témakörével. Így a magyarázott fogalmak a bemutatott feladathoz szorosan kapcsolódnak és csak azt a kis szeletét fogom a digitális képfeldolgozásnak, röviden, bemutatni ami releváns a probléma megoldásához. Először is a gépi látás és digitális képfeldolgozás fogalmakat kell megmagyarázni. A gépi <text:span text:style-name="T9">látás a mesterséges intelligencia tudományterületének egy szelete. A célja olyan automatizált algoritmusok létrehozása, amelyek képesek valamilyen következtetést levonni a kapott digitális képekből. Neurális hálókat és mély tanulást alkalmaznak ezek a rendszerek. Míg a digitális képfeldolgozás a megkapott digitális képből egy adott modell vagy algoritmus alapján egy manipulált digitális képet állít elő. </text:span><text:span text:style-name="T10">Itt az eljárások a következők lehetnek: hisztogram, szegmentálás, tömörítés. </text:span><text:span text:style-name="T9">Nem beszélhetünk semilyen gép által levont következtetésről az egyes manipulációk után. A két területnek sok közös témája van, ez is az egyik oka lehet az esetleges összetévesztéseknek. </text:span><text:span text:style-name="T10">A saját kidolgozott algoritmus tehát a digitális képfeldolgozás területébe esik. </text:span></text:p>
      <text:p text:style-name="P7">Digitális kép felépítése</text:p>
      <text:p text:style-name="P9"><text:span text:style-name="T8">A látható fénytartomány adja meg az emberi szem számára a színskálát. </text:span><text:span text:style-name="T12">Ezt a színskálát valahogyan értelmezni kellett a számítógépek világában is. Erre az egyik módszer az RGB színcsatornák használata, természetesen ezen kívül van más megközelítés is. (HSV) Ahhoz hogy megértsük hogyan kezel egy színes képet a számítógép azt kell tudnunk hogy egy digitális kép, mint minden információ az informatika világában</text:span><text:span text:style-name="T11"> kis adategységekből épülnek fel. Ezt az informatikai adategységet nevezzük bitnek, 8 bit pedig egy bájt. </text:span><text:span text:style-name="T12">Egy bájt pedig </text:span><text:span text:style-name="T14">2</text:span><text:span text:style-name="T13">8 </text:span><text:span text:style-name="T14"><text:s/>(256) féle számot tárolhat. A színek </text:span><text:span text:style-name="T15">reprezentálása</text:span><text:span text:style-name="T14"> az </text:span><text:span text:style-name="T17">RGB színskála szerint van értelmezve </text:span><text:span text:style-name="T19">ebben a probléma megoldásban</text:span><text:span text:style-name="T17">. Az egyes szinek </text:span><text:span text:style-name="T18">értéke </text:span><text:span text:style-name="T17">a benne található piros (</text:span><text:span text:style-name="T16">red</text:span><text:span text:style-name="T17">), </text:span><text:span text:style-name="T16">zöld (green), kék (blue) alapszínek mennyiségétől függ. </text:span><text:span text:style-name="T20">Egy-egy szín egy színcsatornát jelent.</text:span><text:span text:style-name="T18"> </text:span><text:span text:style-name="T16">Az egyes színcsatornák értéke pedig 0-255 ig terjed. A 0 a legalacsonyabb míg a 255 a legmagasabb intenzitást jelenti. </text:span><text:span text:style-name="T15">A színcsatornák</text:span><text:span text:style-name="T18">nál</text:span><text:span text:style-name="T15"> egy színcsatorna, egy bájtot jelent.</text:span><text:span text:style-name="T16"> Emiatt ha egy RGB színkód (0,0,0) akkor fehér színt lát az ember, míg (255,255,255), akkor feketét. Itt fontos megjegyezni hogy az emberi szem korlátai miatt ha az előbbi fekete értéket (254,254,254)-re változtatjuk, akkor számunkra ránézésre nem lesz látható és érzékelhető különbség, viszont egy gépi algorimtus esetén természetesen lesz.</text:span><text:span text:style-name="T14"> <text:s/></text:span><text:span text:style-name="T17">A</text:span><text:span text:style-name="T8"> videófelvételeket képkockánként lépegetve fogom az algoritmusnak táplálni, ezért a videót digitális képek sorozatának is fel lehet fogni. Az egyes képek </text:span><text:soft-page-break/><text:span text:style-name="T8">pedig pixelekből </text:span><text:span text:style-name="T22">(magyarul:képpont) </text:span><text:span text:style-name="T8">épülnek fel. A képpontok </text:span><text:span text:style-name="T21">értékei pedig a nekik megfelelő RGB színkód értéke. </text:span></text:p>
      <text:p text:style-name="P8"/>
      <text:p text:style-name="P1">Megvalósítás terve és kivitelezése -<text:span text:style-name="T4">4 oldal</text:span></text:p>
      <text:p text:style-name="P10">Terv nagyban majd részletesen</text:p>
      <text:p text:style-name="P11"><text:span text:style-name="T23">A megvalósítás vázlatos terve két fő részből áll. Magából a mozgás detektáló algoritmusból valamint a háttér </text:span><text:span text:style-name="T26">kinyerése</text:span><text:span text:style-name="T23">. A</text:span><text:span text:style-name="T24">z első rész fő elemei a következőek: szürkeárnyalatos konverzio, abszolút differencia számítás, zajszűrés, küszöbérték</text:span><text:span text:style-name="T25">elés, </text:span><text:span text:style-name="T34">nyújtás(?)</text:span><text:span text:style-name="T25">, kontúrok keresése majd téglalapok rajzolása a detektált mozgó objektúmok köré. </text:span><text:span text:style-name="T26">A háttér kinyerését pedig a következő bekezdésben fejteném ki részletesen. </text:span></text:p>
      <text:p text:style-name="P12">Háttér kinyerése (TODO ide függvény)</text:p>
      <text:p text:style-name="P12">A cv2 függvénnyel <text:s/>kinyerjük az összes megtalálható képkockát majd ebből egy numpy függvény segítségével mintát veszünk. Ebből a 30 darab képkockából majd egy képet állítunk. Ezt a képet pedig medián számítással egy változóban eltároljuk, így lesz egy összehasonlítás alapunk amikor a mozgást keressük a képen. </text:p>
      <text:p text:style-name="P12">Szürkeárnyalat konverzió</text:p>
      <text:p text:style-name="P13">Az eredetileg szines képeket egy cv2.-- függvény segítségével szürkeárnyalatos képpé konvertálom. Erre egyrészt a függvények számítási segítsége miatt van szükség, hiszen nem 3 csatornán hanem <text:span text:style-name="T27">2 csatornán lesz csak adat. Emiatt a számítási idők lényegesen rövidülnek. Valamint azért is szükséges a ebben a probléma megoldásban a konverzió, mert a szín mint információ, nincs hatással a mozgásokra, </text:span><text:span text:style-name="T28">irreveláns információ az esetünkben, hogy a labda ami pattog az piros e vagy kék, most a pattogás és annak nyomonkövetése a szempont</text:span><text:span text:style-name="T27">. A fény intenzitás változás a mozgás detektálás alapja az algoritmusban, így egy szürkeárnyalatos </text:span><text:span text:style-name="T28">képpel tovább dolgozni lehet és előnyös. </text:span></text:p>
      <text:p text:style-name="P14">Abszolút differencia számítás</text:p>
      <text:p text:style-name="P15"><text:span text:style-name="T28">A következő lépés a kiszámolt medián háttér és a jelenlegi képkocka egymásból való kivonása. Erre is van többféle módszer, hiszen ki lehet futni a tartományból mind az összeadásnál, mind a kivonásnál. Az általam választott függvény a cv2.absdiff(), amely az abszolút különbéget veszi a két kép között, így nem lesz a 0-255 értéktartományból kilépés. Ez a lépés a mozgás detektálás alapja, hiszen ahol semilyen mozgó objektum nincs, </text:span><text:span text:style-name="T29">ott 0 vagy ahhoz közeli lesz a kivonás értéke, ahol viszont van eltérés a két kép között (fényváltozás), ott feltehetőleg mozgás történik. </text:span></text:p>
      <text:p text:style-name="P16">Zajszűrés</text:p>
      <text:p text:style-name="P16">A <text:span text:style-name="T30">következő lépés a zajszűrés, az itt használt függvény a cv2.GaussianBlur(). </text:span><text:span text:style-name="T31">Ez a függvény a Gauss szürőt használja. </text:span><text:span text:style-name="T32">Paraméternek pedig a kernel méretét lehet beállítani, ez a kernel méret jelen esetben 5x5 volt. </text:span></text:p>
      <text:p text:style-name="P17">Küszöbérték keresés</text:p>
      <text:p text:style-name="P18"><text:span text:style-name="T33">A </text:span><text:span text:style-name="T35">küszöbérték keresés lényege, hogy egy adott értékhez viszonyítva mondjuk meg, hogy az adott pixelpont 0-ás vagy 1-es értéket vesz fel. Ezt az értéket kézzel is be lehet állítani, a saját megoldásban viszont a beépített cv2-es Otsu algoritmust használom. Ez az algoritmus automatikusan keresi meg az ideális küszöbértéket hisztogram használatával. Ezzel a plusz paraméterrel van használva a küszöbérték keresés.</text:span></text:p>
      <text:p text:style-name="P19"><text:span text:style-name="T36">Körvonal</text:span><text:span text:style-name="T35"> keresés majd </text:span><text:span text:style-name="T36">határoló dobozok </text:span><text:span text:style-name="T35">rajzolás</text:span><text:span text:style-name="T36">a</text:span></text:p>
      <text:p text:style-name="P20">A cv2.findContours() fügvénnyel oldom meg az első lépést. A függvény egy bináris képen körülhatárolja a fehér pontokat és visszaadja a megtalált <text:span text:style-name="T37">pontokat. Majd ezekre a pontokra a cv2.boundingRect() fügvénnyel egy körülhatároló téglalap pontjait megadom. Ha az adott téglalap területe (cv2.contourArea) túllép egy bizonyos határt, akkor mozgásnak veszem és egy körülhatároló színes téglalapot rajzolok köré a cv2.rectangle() fügvénnyel.</text:span></text:p>
      <text:p text:style-name="P1">Tesztelés -<text:span text:style-name="T4">2,5 oldal</text:span></text:p>
      <text:p text:style-name="P5">Tesztesetek lebontása</text:p>
      <text:p text:style-name="P5">Rosszak</text:p>
      <text:p text:style-name="P5"><text:soft-page-break/>Jók</text:p>
      <text:p text:style-name="P1"/>
      <text:p text:style-name="P1">Felhasználói leírás</text:p>
      <text:p text:style-name="P22"><text:span text:style-name="T40">A repository letöltése után lehetőség van a Linux operációs rendszer felhasználóinak a program kipróbálására. </text:span>A program futtatásához a következő programok szükségesek:</text:p>
      <text:p text:style-name="P22">Python 3.8.<text:span text:style-name="T38">10</text:span> verzió</text:p>
      <text:p text:style-name="P22">OpenCV 4.2.0 verzió</text:p>
      <text:p text:style-name="P21">numpy csomag</text:p>
      <text:p text:style-name="P21">A csomagokat a requirements.txt-be kimentettem és egy pip parancs segítségével egyszerre le lehet tölteni a követelményeket a txt segítségével.</text:p>
      <text:p text:style-name="P2"><text:span text:style-name="T39">python3 -m pip install -r <text:s/></text:span><text:span text:style-name="T38">requirements.</text:span><text:span text:style-name="T39">txt</text:span></text:p>
      <text:p text:style-name="P25">TODO ÁTÍRNI</text:p>
      <text:p text:style-name="P23"><text:span text:style-name="T40">Az általam felvett teszt videók rendelkezésre állnak a test/ almappában, viszont van lehetőség saját készítésű, új videó tesztelésére is. A választott saját videót a mappakönyvtárba kell mozgatni, ahol megtalálható az arg_main.py nevű fájl. </text:span><text:span text:style-name="T41">Ezután egy python3 arg_main.py -&lt;saját_video_neve.kiterjesztése&gt; paranccsal lehet tesztelni az új videót. Ha az egyik alap tesztesettel szeretné kipróbálni a program működését, akkor egy szövegszerkesztő segítségével meg kell nyitni a main.py programot. A program XXX.sorában látni lehet egy sort ami XXX=”test1.MOV”. Itt a test1.MOV helyére, úgy hogy az idézőjelek megmaradjanak kell beírni a választott teszt videó nevét. Ezután el kell menteni a szerkesztést, és egy python3 main.py paranccsal már az új beírt tesztesetet fogja az algoritmus feldolgozni.</text:span></text:p>
      <text:p text:style-name="P1"/>
      <text:p text:style-name="P1">Irodalomjegyzék</text:p>
      <text:p text:style-name="P24">Hollósi János – Gépi látás előadások, Széchenyi István Egyetem, Győr, 2021</text:p>
      <text:p text:style-name="P24"><text:a xlink:type="simple" xlink:href="https://ms.sapientia.ro/~vajdat/education/imageprocessing/Labor_SegmentalasKuszoboles_Otsu/Otsu%20algoritmus%20I.pdf" text:style-name="Internet_20_link" text:visited-style-name="Visited_20_Internet_20_Link">https://ms.sapientia.ro/~vajdat/education/imageprocessing/Labor_SegmentalasKuszoboles_Otsu/Otsu%20algoritmus%20I.pdf</text:a></text:p>
      <text:p text:style-name="P24"><text:a xlink:type="simple" xlink:href="https://www.techopedia.com/definition/32309/computer-vision" text:style-name="Internet_20_link" text:visited-style-name="Visited_20_Internet_20_Link">https://www.techopedia.com/definition/32309/computer-vision</text:a></text:p>
      <text:p text:style-name="P24"><text:a xlink:type="simple" xlink:href="https://link.springer.com/chapter/10.1007/0-387-24579-0_5" text:style-name="Internet_20_link" text:visited-style-name="Visited_20_Internet_20_Link">https://link.springer.com/chapter/10.1007/0-387-24579-0_5</text:a></text:p>
      <text:p text:style-name="P24"><text:a xlink:type="simple" xlink:href="https://docs.opencv.org/3.4/index.html" text:style-name="Internet_20_link" text:visited-style-name="Visited_20_Internet_20_Link">https://docs.opencv.org/3.4/index.html</text:a></text:p>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7T18:30:53.204611192</meta:creation-date>
    <meta:generator>LibreOffice/6.4.7.2$Linux_X86_64 LibreOffice_project/40$Build-2</meta:generator>
    <dc:date>2021-11-21T15:15:46.553839849</dc:date>
    <meta:editing-duration>PT7H40M57S</meta:editing-duration>
    <meta:editing-cycles>73</meta:editing-cycles>
    <meta:document-statistic meta:table-count="0" meta:image-count="0" meta:object-count="0" meta:page-count="3" meta:paragraph-count="42" meta:word-count="1241" meta:character-count="9238" meta:non-whitespace-character-count="8026"/>
  </office:meta>
</office:document-meta>
</file>